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Calibri" fo:language="es" fo:country="ES" officeooo:rsid="0004bf16" officeooo:paragraph-rsid="0004bf16"/>
    </style:style>
    <style:style style:name="P2" style:family="paragraph" style:parent-style-name="Title">
      <style:text-properties fo:color="#ff8000" loext:opacity="100%" style:font-name="Calibri" fo:language="es" fo:country="ES" officeooo:rsid="0004bf16" officeooo:paragraph-rsid="0004bf16"/>
    </style:style>
    <style:style style:name="P3" style:family="paragraph" style:parent-style-name="Text_20_body">
      <style:paragraph-properties fo:text-align="start" style:justify-single-word="false"/>
      <style:text-properties fo:color="#000000" loext:opacity="100%" style:font-name="Calibri" fo:language="es" fo:country="ES" officeooo:rsid="000585ad" officeooo:paragraph-rsid="000585ad"/>
    </style:style>
    <style:style style:name="P4" style:family="paragraph" style:parent-style-name="Text_20_body">
      <style:paragraph-properties fo:text-align="start" style:justify-single-word="false"/>
      <style:text-properties fo:color="#000000" loext:opacity="100%" style:font-name="Calibri" fo:language="es" fo:country="ES" officeooo:rsid="000585ad" officeooo:paragraph-rsid="00059078"/>
    </style:style>
    <style:style style:name="T1" style:family="text">
      <style:text-properties officeooo:rsid="00053553"/>
    </style:style>
    <style:style style:name="T2" style:family="text">
      <style:text-properties officeooo:rsid="00059078"/>
    </style:style>
    <style:style style:name="T3" style:family="text">
      <style:text-properties officeooo:rsid="00077d13"/>
    </style:style>
    <style:style style:name="T4" style:family="text">
      <style:text-properties officeooo:rsid="0008205b"/>
    </style:style>
    <style:style style:name="T5" style:family="text">
      <style:text-properties officeooo:rsid="000b5132"/>
    </style:style>
    <style:style style:name="T6" style:family="text">
      <style:text-properties officeooo:rsid="000c67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royecto con </text:span>$regex</text:p>
      <text:p text:style-name="P3">En este proyecto tendré que crear una colección y hacer consultas a partir de ella <text:span text:style-name="T2">usando los siguientes operadores, los cuales explicaré también.</text:span></text:p>
      <text:p text:style-name="P4">$eq: <text:span text:style-name="T2">Para seleccionar el mismo valor que el introducido.</text:span></text:p>
      <text:p text:style-name="P4">$gt: <text:span text:style-name="T2">Para seleccionar valores mayores al introducido.</text:span></text:p>
      <text:p text:style-name="P4">$gte: <text:span text:style-name="T2">Valores iguales o mayores al introducido.</text:span></text:p>
      <text:p text:style-name="P4">$i<text:span text:style-name="T2">n: </text:span><text:span text:style-name="T5">Valores iguales a los especificados en el array.</text:span></text:p>
      <text:p text:style-name="P4">$lt: <text:span text:style-name="T2">Valores menores al introducido.</text:span></text:p>
      <text:p text:style-name="P4">$lte: <text:span text:style-name="T2">Valores menores o iguales al introducido.</text:span></text:p>
      <text:p text:style-name="P4">$ne: <text:span text:style-name="T2">Valores que no son iguales al especificado.</text:span></text:p>
      <text:p text:style-name="P4">$nin: <text:span text:style-name="T2">Valores que no encajan a ninguno de los introducidos en un array.</text:span></text:p>
      <text:p text:style-name="P4">$and: <text:span text:style-name="T2">Une un query y devuelve los documentos con ambos valores.</text:span></text:p>
      <text:p text:style-name="P4">$not: <text:span text:style-name="T2">Une un query y devuelve los documentos que no encajan unos determinados valores.</text:span></text:p>
      <text:p text:style-name="P4">$nor: <text:span text:style-name="T3">Une un query </text:span><text:span text:style-name="T4">y devuelve todos los documentos que no tengan ambos valores.</text:span></text:p>
      <text:p text:style-name="P4">$or: <text:s/><text:span text:style-name="T4">Une un query y devuelve los documentos que encajen las condiciones o cualquiera de las dos causas.</text:span></text:p>
      <text:p text:style-name="P4"><text:span text:style-name="T2">$</text:span>regex: <text:span text:style-name="T6">Para strings que coinciden con querie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officeooo:rsid="00048a1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Calibri" fo:language="es" fo:country="ES" officeooo:rsid="0004bf16" officeooo:paragraph-rsid="0004bf1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iguel Ferreira Cordero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0-11-06T11:55:27.598000000</dc:date>
    <meta:editing-duration>PT3H59M16S</meta:editing-duration>
    <meta:editing-cycles>11</meta:editing-cycles>
    <meta:document-statistic meta:table-count="0" meta:image-count="0" meta:object-count="0" meta:page-count="1" meta:paragraph-count="16" meta:word-count="158" meta:character-count="978" meta:non-whitespace-character-count="835"/>
  </office:meta>
</office:document-meta>
</file>